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fo:text-transform="uppercase" officeooo:rsid="000d9a49" officeooo:paragraph-rsid="000d9a49"/>
    </style:style>
    <style:style style:name="P2" style:family="paragraph" style:parent-style-name="Table_20_Contents">
      <style:paragraph-properties fo:text-align="center" style:justify-single-word="false"/>
      <style:text-properties fo:text-transform="uppercase" officeooo:rsid="00111c6b" officeooo:paragraph-rsid="00111c6b"/>
    </style:style>
    <style:style style:name="P3" style:family="paragraph" style:parent-style-name="Table_20_Contents">
      <style:paragraph-properties fo:text-align="end" style:justify-single-word="false"/>
      <style:text-properties fo:text-transform="uppercase" officeooo:rsid="00067543" officeooo:paragraph-rsid="00067543"/>
    </style:style>
    <style:style style:name="P4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P8" style:family="paragraph" style:parent-style-name="Footer">
      <style:text-properties fo:font-size="6pt" style:font-size-asian="5.25pt" style:font-size-complex="6pt"/>
    </style:style>
    <style:style style:name="P9" style:family="paragraph" style:parent-style-name="Standard">
      <style:text-properties officeooo:rsid="00096fa4" officeooo:paragraph-rsid="00096fa4"/>
    </style:style>
    <style:style style:name="P10" style:family="paragraph" style:parent-style-name="Standard">
      <style:text-properties officeooo:paragraph-rsid="00096fa4"/>
    </style:style>
    <style:style style:name="P11" style:family="paragraph" style:parent-style-name="Standard">
      <style:text-properties officeooo:rsid="000c1bb2" officeooo:paragraph-rsid="000c1bb2"/>
    </style:style>
    <style:style style:name="P12" style:family="paragraph" style:parent-style-name="Text_20_body">
      <style:text-properties officeooo:paragraph-rsid="0012df3c"/>
    </style:style>
    <style:style style:name="P13" style:family="paragraph" style:parent-style-name="Heading_20_2">
      <style:text-properties officeooo:paragraph-rsid="00111c6b"/>
    </style:style>
    <style:style style:name="P14" style:family="paragraph" style:parent-style-name="Heading_20_2">
      <style:text-properties officeooo:paragraph-rsid="00112057"/>
    </style:style>
    <style:style style:name="P15" style:family="paragraph" style:parent-style-name="Heading_20_2">
      <style:text-properties officeooo:rsid="00096fa4" officeooo:paragraph-rsid="0012df3c"/>
    </style:style>
    <style:style style:name="P16" style:family="paragraph" style:parent-style-name="Heading_20_2">
      <style:text-properties officeooo:paragraph-rsid="0012df3c"/>
    </style:style>
    <style:style style:name="P17" style:family="paragraph" style:parent-style-name="Heading_20_2">
      <style:text-properties officeooo:paragraph-rsid="0013cf05"/>
    </style:style>
    <style:style style:name="T1" style:family="text">
      <style:text-properties officeooo:rsid="00111c6b"/>
    </style:style>
    <style:style style:name="T2" style:family="text">
      <style:text-properties officeooo:rsid="000d9a49"/>
    </style:style>
    <style:style style:name="T3" style:family="text">
      <style:text-properties style:text-position="super 58%" officeooo:rsid="000d9a49"/>
    </style:style>
    <style:style style:name="T4" style:family="text">
      <style:text-properties fo:text-transform="uppercase" officeooo:rsid="000d9a49"/>
    </style:style>
    <style:style style:name="T5" style:family="text">
      <style:text-properties officeooo:rsid="00112057"/>
    </style:style>
    <style:style style:name="T6" style:family="text">
      <style:text-properties officeooo:rsid="0012df3c"/>
    </style:style>
    <style:style style:name="T7" style:family="text">
      <style:text-properties officeooo:rsid="0013c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Titre de l’activité</text:p>
      <text:p text:style-name="Standard"/>
      <text:h text:style-name="Heading_20_1" text:outline-level="1">Titre 1 de premier niveau</text:h>
      <text:p text:style-name="P9"/>
      <text:h text:style-name="Heading_20_2" text:outline-level="2">Sous titre 1 de deuxième niveau</text:h>
      <text:p text:style-name="Standard"/>
      <text:h text:style-name="Heading_20_2" text:outline-level="2">Sous titre 2 de deuxième niveau</text:h>
      <text:p text:style-name="P10"/>
      <text:h text:style-name="Heading_20_2" text:outline-level="2">Sous titre 3 de deuxième niveau</text:h>
      <text:p text:style-name="P10"/>
      <text:h text:style-name="P13" text:outline-level="2">Sous titre <text:span text:style-name="T1">4</text:span> de deuxième niveau</text:h>
      <text:p text:style-name="P10"/>
      <text:h text:style-name="P14" text:outline-level="2">Sous titre <text:span text:style-name="T5">5</text:span> de deuxième niveau</text:h>
      <text:p text:style-name="P10"/>
      <text:h text:style-name="Heading_20_1" text:outline-level="1">Titre 2 de premier niveau</text:h>
      <text:p text:style-name="P9"/>
      <text:h text:style-name="Heading_20_2" text:outline-level="2">Sous titre 1 de deuxième niveau</text:h>
      <text:p text:style-name="P11"/>
      <text:h text:style-name="Heading_20_2" text:outline-level="2">Sous titre 2 de deuxième niveau</text:h>
      <text:p text:style-name="P9"/>
      <text:h text:style-name="P15" text:outline-level="2">Sous titre 3 de deuxième niveau</text:h>
      <text:p text:style-name="P9"/>
      <text:h text:style-name="P15" text:outline-level="2">Sous titre <text:span text:style-name="T6">4</text:span> de deuxième niveau</text:h>
      <text:p text:style-name="P9"/>
      <text:h text:style-name="P15" text:outline-level="2">Sous titre <text:span text:style-name="T6">5</text:span> de deuxième niveau</text:h>
      <text:p text:style-name="P9"/>
      <text:h text:style-name="Heading_20_1" text:outline-level="1">Titre 3 de premier niveau</text:h>
      <text:p text:style-name="P9"/>
      <text:h text:style-name="P16" text:outline-level="2">Sous titre 3 de deuxième niveau</text:h>
      <text:p text:style-name="Standard"/>
      <text:h text:style-name="P16" text:outline-level="2">Sous titre 3 de deuxième niveau</text:h>
      <text:p text:style-name="P12"/>
      <text:h text:style-name="P16" text:outline-level="2">Sous titre 3 de deuxième niveau</text:h>
      <text:p text:style-name="Standard"/>
      <text:h text:style-name="P16" text:outline-level="2">Sous titre <text:span text:style-name="T7">4</text:span> de deuxième niveau</text:h>
      <text:p text:style-name="Standard"/>
      <text:h text:style-name="P17" text:outline-level="2">Sous titre <text:span text:style-name="T7">5</text:span> de deuxième niveau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variant="normal" fo:text-transform="non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fo:text-transform="uppercase" fo:color="#ff3333" loext:opacity="100%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>
        <style:tab-stops/>
      </style:paragraph-properties>
      <style:text-properties fo:text-transform="uppercase" fo:font-size="12pt" style:text-underline-style="solid" style:text-underline-width="auto" style:text-underline-color="font-color" fo:font-weight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C1" style:family="table-cell">
      <style:table-cell-properties fo:padding="0.049cm" fo:border="0.05pt solid #000000" style:writing-mode="page"/>
    </style:style>
    <style:style style:name="MP1" style:family="paragraph" style:parent-style-name="Table_20_Contents">
      <style:text-properties fo:text-transform="uppercase" officeooo:rsid="000d9a49" officeooo:paragraph-rsid="000d9a49"/>
    </style:style>
    <style:style style:name="MP2" style:family="paragraph" style:parent-style-name="Table_20_Contents">
      <style:paragraph-properties fo:text-align="center" style:justify-single-word="false"/>
      <style:text-properties fo:text-transform="uppercase" officeooo:rsid="00111c6b" officeooo:paragraph-rsid="00111c6b"/>
    </style:style>
    <style:style style:name="MP3" style:family="paragraph" style:parent-style-name="Table_20_Contents">
      <style:paragraph-properties fo:text-align="end" style:justify-single-word="false"/>
      <style:text-properties fo:text-transform="uppercase" officeooo:rsid="00067543" officeooo:paragraph-rsid="00067543"/>
    </style:style>
    <style:style style:name="MP4" style:family="paragraph" style:parent-style-name="Header">
      <style:paragraph-properties fo:text-align="center" style:justify-single-word="false"/>
      <style:text-properties fo:font-size="6pt" officeooo:rsid="00067543" officeooo:paragraph-rsid="00067543" style:font-size-asian="5.25pt" style:font-size-complex="6pt"/>
    </style:style>
    <style:style style:name="MP5" style:family="paragraph" style:parent-style-name="Table_20_Contents">
      <style:text-properties fo:font-size="10pt" officeooo:rsid="00067543" officeooo:paragraph-rsid="00067543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8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111c6b"/>
    </style:style>
    <style:style style:name="MT2" style:family="text">
      <style:text-properties officeooo:rsid="000d9a49"/>
    </style:style>
    <style:style style:name="MT3" style:family="text">
      <style:text-properties style:text-position="super 58%" officeooo:rsid="000d9a49"/>
    </style:style>
    <style:style style:name="MT4" style:family="text">
      <style:text-properties fo:text-transform="uppercase" officeooo:rsid="000d9a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1">DOMAINE</text:p>
            </table:table-cell>
            <table:table-cell table:style-name="Tableau1.A1" office:value-type="string">
              <text:p text:style-name="MP2">NOM - PRENOM</text:p>
            </table:table-cell>
            <table:table-cell table:style-name="Tableau1.C1" office:value-type="string">
              <text:p text:style-name="MP3">T<text:span text:style-name="MT1">P N° XX</text:span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5">BTS SNIR <text:span text:style-name="MT2">1</text:span><text:span text:style-name="MT3">ère</text:span><text:span text:style-name="MT2"> </text:span><text:span text:style-name="MT4">ANNEE</text:span></text:p>
            </table:table-cell>
            <table:table-cell table:style-name="Tableau2.A1" office:value-type="string">
              <text:p text:style-name="MP6"><text:file-name text:display="name-and-extension"/></text:p>
            </table:table-cell>
            <table:table-cell table:style-name="Tableau2.C1" office:value-type="string">
              <text:p text:style-name="MP7"><text:page-number text:select-page="current">1</text:page-number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5T13:51:58.637948548</meta:creation-date>
    <meta:editing-duration>P0D</meta:editing-duration>
    <meta:editing-cycles>1</meta:editing-cycles>
    <meta:generator>LibreOffice/7.0.0.3$Linux_X86_64 LibreOffice_project/8061b3e9204bef6b321a21033174034a5e2ea88e</meta:generator>
    <meta:document-statistic meta:table-count="2" meta:image-count="0" meta:object-count="0" meta:page-count="1" meta:paragraph-count="25" meta:word-count="138" meta:character-count="672" meta:non-whitespace-character-count="576"/>
  </office:meta>
</office:document-meta>
</file>